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4-19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4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4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0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7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2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3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8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5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2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7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1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1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20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3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9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0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8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6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5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8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1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8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4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2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7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2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8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5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6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6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6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4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5-0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4-12-05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4-12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4-10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4-07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4-05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4-04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4-02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3-1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3-09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3-08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3-06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3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3-0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2-1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2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2-06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2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2-0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1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1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1-06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1-04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1-0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0-1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0-09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0-07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0-04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10-0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9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9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9-0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8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8-09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8-08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8-03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8-0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7-1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7-08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7-06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7-01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6-08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6-06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6-04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6-0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5-06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5-04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4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7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1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5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3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2000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0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9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8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8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8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8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8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8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8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8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8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8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8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8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8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8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8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8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8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8-10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8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7-12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7-10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7-06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7-04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7-0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6-1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6-12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6-10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6-09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6-07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6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6-04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6-0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6-02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K-2380</text:p>
          </table:table-cell>
          <table:table-cell office:value-type="string" calcext:value-type="string">
            <text:p>1995-1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2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901" meta:object-count="0"/>
    <meta:user-defined meta:name="AppVersion">3.0</meta:user-defined>
  </office:meta>
</office:document-meta>
</file>